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3" style:family="paragraph" style:parent-style-name="Text_20_body" style:list-style-name="L1">
      <style:text-properties fo:font-size="6pt" style:font-size-asian="5.25pt" style:font-size-complex="6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5" style:family="paragraph" style:parent-style-name="Text_20_body" style:list-style-name="L2">
      <style:text-properties fo:font-size="6pt" style:font-size-asian="5.25pt" style:font-size-complex="6pt"/>
    </style:style>
    <style:style style:name="P6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4">
      <style:text-properties fo:font-size="6pt" style:font-size-asian="5.25pt" style:font-size-complex="6pt"/>
    </style:style>
    <style:style style:name="P10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5">
      <style:text-properties fo:font-size="6pt" style:font-size-asian="5.25pt" style:font-size-complex="6pt"/>
    </style:style>
    <style:style style:name="P12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6">
      <style:text-properties fo:font-size="6pt" style:font-size-asian="5.25pt" style:font-size-complex="6pt"/>
    </style:style>
    <style:style style:name="P14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5" style:family="paragraph" style:parent-style-name="Text_20_body" style:list-style-name="L7">
      <style:text-properties fo:font-size="6pt" style:font-size-asian="5.25pt" style:font-size-complex="6pt"/>
    </style:style>
    <style:style style:name="P16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8">
      <style:text-properties fo:font-size="6pt" style:font-size-asian="5.25pt" style:font-size-complex="6pt"/>
    </style:style>
    <style:style style:name="P18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9">
      <style:text-properties fo:font-size="6pt" style:font-size-asian="5.25pt" style:font-size-complex="6pt"/>
    </style:style>
    <style:style style:name="P20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10">
      <style:text-properties fo:font-size="6pt" style:font-size-asian="5.25pt" style:font-size-complex="6pt"/>
    </style:style>
    <style:style style:name="P22" style:family="paragraph" style:parent-style-name="Horizontal_20_Line">
      <style:text-properties style:font-size-asian="5.25pt"/>
    </style:style>
    <style:style style:name="P23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bject: URGENT Follow-up: Elon Musk is the Real Threat - Strategy Pivot</text:p>
      <text:p text:style-name="P1">Dear [JVP / Grove Ventures],</text:p>
      <text:p text:style-name="P1">I sent you an email yesterday about Israel's opportunity in humanoid robotics. Since then, I realized I buried the lead.</text:p>
      <text:p text:style-name="P1"><text:span text:style-name="Strong_20_Emphasis">The real threat isn't China. It's Elon Musk.</text:span></text:p>
      <text:p text:style-name="P1"><text:span text:style-name="Strong_20_Emphasis">And we need to change our entire approach. NOW.</text:span></text:p>
      <text:p text:style-name="P1"><text:span text:style-name="Strong_20_Emphasis">THE MUSK THREAT:</text:span></text:p>
      <text:p text:style-name="P1">Tesla Optimus is shipping NOW. Elon has:</text:p>
      <text:list text:style-name="L1">
        <text:list-item>
          <text:p text:style-name="P2">Unlimited capital </text:p>
        </text:list-item>
        <text:list-item>
          <text:p text:style-name="P2">AI expertise (xAI, neural networks) </text:p>
        </text:list-item>
        <text:list-item>
          <text:p text:style-name="P2">Platform experience (Tesla software updates, Starlink) </text:p>
        </text:list-item>
        <text:list-item>
          <text:p text:style-name="P2">Speed (builds companies in months, not years) </text:p>
        </text:list-item>
        <text:list-item>
          <text:p text:style-name="P3">Understanding of recurring revenue models </text:p>
        </text:list-item>
      </text:list>
      <text:p text:style-name="P1"><text:span text:style-name="Strong_20_Emphasis">If Elon builds the humanoid OS, the window closes forever.</text:span></text:p>
      <text:p text:style-name="P1">He's already thinking about it:</text:p>
      <text:list text:style-name="L2">
        <text:list-item>
          <text:p text:style-name="P4">Tesla Bot runs on Tesla software </text:p>
        </text:list-item>
        <text:list-item>
          <text:p text:style-name="P4">He knows platform economics (Tesla makes more on software than hardware) </text:p>
        </text:list-item>
        <text:list-item>
          <text:p text:style-name="P5">He has the resources to make it the standard overnight </text:p>
        </text:list-item>
      </text:list>
      <text:p text:style-name="P1"><text:span text:style-name="Strong_20_Emphasis">We have 12 months maximum, not 3 years.</text:span></text:p>
      <text:p text:style-name="P1">Once Tesla Optimus is in 100,000 homes and businesses, his OS becomes the de facto standard. Network effects kick in. Game over.</text:p>
      <text:p text:style-name="P1"><text:span text:style-name="Strong_20_Emphasis">STRATEGY PIVOT - THIS IS CRITICAL:</text:span></text:p>
      <text:p text:style-name="P1"><text:span text:style-name="Strong_20_Emphasis">❌ OLD PLAN:</text:span></text:p>
      <text:list text:style-name="L3">
        <text:list-item>
          <text:p text:style-name="P6">Build RoboChef (Years 1-3) </text:p>
        </text:list-item>
        <text:list-item>
          <text:p text:style-name="P6">Extract HOS (Years 3-6) </text:p>
        </text:list-item>
        <text:list-item>
          <text:p text:style-name="P7">Too slow - Elon wins </text:p>
        </text:list-item>
      </text:list>
      <text:p text:style-name="P1"><text:span text:style-name="Strong_20_Emphasis">✅ NEW PLAN (EMERGENCY):</text:span></text:p>
      <text:list text:style-name="L4">
        <text:list-item>
          <text:p text:style-name="P8"><text:span text:style-name="Strong_20_Emphasis">Build HOS FIRST</text:span> (Months 1-12) - The platform immediately </text:p>
        </text:list-item>
        <text:list-item>
          <text:p text:style-name="P8"><text:span text:style-name="Strong_20_Emphasis">Cooking as demo app</text:span> (Months 6-18) - Proof of concept runs on HOS </text:p>
        </text:list-item>
        <text:list-item>
          <text:p text:style-name="P9"><text:span text:style-name="Strong_20_Emphasis">Race to market</text:span> (Month 12) - Launch HOS before Elon locks in the standard </text:p>
        </text:list-item>
      </text:list>
      <text:p text:style-name="P1"><text:span text:style-name="Strong_20_Emphasis">We're not building a cooking robot company anymore. We're racing Elon Musk to establish the humanoid operating system.</text:span></text:p>
      <text:p text:style-name="P1"><text:span text:style-name="Strong_20_Emphasis">THIS IS A NATIONAL EMERGENCY FOR ISRAEL:</text:span></text:p>
      <text:p text:style-name="P1">Like Taiwan with semiconductors, Israel must treat this as strategic priority.</text:p>
      <text:p text:style-name="P1"><text:span text:style-name="Strong_20_Emphasis">What we need from Israeli government:</text:span></text:p>
      <text:list text:style-name="L5">
        <text:list-item>
          <text:p text:style-name="P10"><text:span text:style-name="Strong_20_Emphasis">Pull top talent from IDF NOW:</text:span> </text:p>
          <text:list>
            <text:list-item>
              <text:p text:style-name="P10">Unit 8200 (cyber/AI experts) </text:p>
            </text:list-item>
            <text:list-item>
              <text:p text:style-name="P10">Autonomous systems engineers </text:p>
            </text:list-item>
            <text:list-item>
              <text:p text:style-name="P10">Israeli robotics specialists </text:p>
            </text:list-item>
          </text:list>
        </text:list-item>
        <text:list-item>
          <text:p text:style-name="P10"><text:span text:style-name="Strong_20_Emphasis">National emergency project status</text:span> </text:p>
        </text:list-item>
        <text:list-item>
          <text:p text:style-name="P11"><text:span text:style-name="Strong_20_Emphasis">Fast-track support</text:span> (like Iron Dome, nuclear program) </text:p>
        </text:list-item>
      </text:list>
      <text:p text:style-name="P1"><text:span text:style-name="Strong_20_Emphasis">Why Israel will do this:</text:span> ✅ Beat Elon or be his customer forever<text:line-break/>✅ Military applications (save soldiers in tunnels)<text:line-break/>✅ Strategic independence (can't depend on Musk's closed system)<text:line-break/>✅ Economic opportunity (trillion-dollar platform)<text:line-break/>✅ Brain drain reversal (bring global talent to Israel)</text:p>
      <text:p text:style-name="P1"><text:span text:style-name="Strong_20_Emphasis">Israel has done this before:</text:span></text:p>
      <text:list text:style-name="L6">
        <text:list-item>
          <text:p text:style-name="P12">Nuclear program (emergency priority, pulled best scientists) </text:p>
        </text:list-item>
        <text:list-item>
          <text:p text:style-name="P12">Iron Dome (national security imperative) </text:p>
        </text:list-item>
        <text:list-item>
          <text:p text:style-name="P13">Unit 8200 expansion (cyber defense) </text:p>
        </text:list-item>
      </text:list>
      <text:p text:style-name="P1"><text:span text:style-name="Strong_20_Emphasis">This is the same level of urgency.</text:span></text:p>
      <text:p text:style-name="P1"><text:span text:style-name="Strong_20_Emphasis">THE 12-MONTH PLAN:</text:span></text:p>
      <text:p text:style-name="P1"><text:span text:style-name="Strong_20_Emphasis">Months 1-6:</text:span></text:p>
      <text:list text:style-name="L7">
        <text:list-item>
          <text:p text:style-name="P14">Assemble Israeli military tech talent (pulled from service if necessary) </text:p>
        </text:list-item>
        <text:list-item>
          <text:p text:style-name="P14">Build HOS core platform </text:p>
        </text:list-item>
        <text:list-item>
          <text:p text:style-name="P14">Partner with Chinese/American hardware manufacturers </text:p>
        </text:list-item>
        <text:list-item>
          <text:p text:style-name="P15">Basic locomotion, vision, manipulation on HOS </text:p>
        </text:list-item>
      </text:list>
      <text:p text:style-name="P1"><text:span text:style-name="Strong_20_Emphasis">Months 6-12:</text:span></text:p>
      <text:list text:style-name="L8">
        <text:list-item>
          <text:p text:style-name="P16">Cooking demo app running on HOS (proof it works) </text:p>
        </text:list-item>
        <text:list-item>
          <text:p text:style-name="P16">Beta test with 2-3 restaurant partners </text:p>
        </text:list-item>
        <text:list-item>
          <text:p text:style-name="P17">Show HOS can run different applications </text:p>
        </text:list-item>
      </text:list>
      <text:p text:style-name="P1"><text:soft-page-break/><text:span text:style-name="Strong_20_Emphasis">Month 12:</text:span></text:p>
      <text:list text:style-name="L9">
        <text:list-item>
          <text:p text:style-name="P18">Launch HOS platform </text:p>
        </text:list-item>
        <text:list-item>
          <text:p text:style-name="P18">License to hardware manufacturers (Tesla competitors, Chinese companies, Japanese firms) </text:p>
        </text:list-item>
        <text:list-item>
          <text:p text:style-name="P19"><text:span text:style-name="Strong_20_Emphasis">BEAT ELON TO MARKET</text:span> </text:p>
        </text:list-item>
      </text:list>
      <text:p text:style-name="P1"><text:span text:style-name="Strong_20_Emphasis">THE STAKES:</text:span></text:p>
      <text:p text:style-name="P1">If we move in 12 months → Israel owns the platform, captures trillions in value</text:p>
      <text:p text:style-name="P1">If we wait → Elon owns it, Israel becomes a customer, opportunity lost forever</text:p>
      <text:p text:style-name="P1"><text:span text:style-name="Strong_20_Emphasis">This is Taiwan's semiconductor moment happening RIGHT NOW.</text:span></text:p>
      <text:p text:style-name="P1">Taiwan didn't wait. They moved with national urgency.</text:p>
      <text:p text:style-name="P1"><text:span text:style-name="Strong_20_Emphasis">Israel cannot wait either.</text:span></text:p>
      <text:p text:style-name="P1"><text:span text:style-name="Strong_20_Emphasis">WHAT I NEED FROM YOU:</text:span></text:p>
      <text:p text:style-name="P1">Not just $8M seed funding.</text:p>
      <text:p text:style-name="P1">I need:</text:p>
      <text:list text:style-name="L10">
        <text:list-item>
          <text:p text:style-name="P20"><text:span text:style-name="Strong_20_Emphasis">Investment THIS MONTH</text:span> (not next quarter) </text:p>
        </text:list-item>
        <text:list-item>
          <text:p text:style-name="P20"><text:span text:style-name="Strong_20_Emphasis">Government connections</text:span> (pull military talent, national priority status) </text:p>
        </text:list-item>
        <text:list-item>
          <text:p text:style-name="P20"><text:span text:style-name="Strong_20_Emphasis">Commitment to 12-month HOS timeline</text:span> (not 3-year RoboChef timeline) </text:p>
        </text:list-item>
        <text:list-item>
          <text:p text:style-name="P21"><text:span text:style-name="Strong_20_Emphasis">Strategic support</text:span> (connections to hardware manufacturers, Israeli defense establishment) </text:p>
        </text:list-item>
      </text:list>
      <text:p text:style-name="P1"><text:span text:style-name="Strong_20_Emphasis">This is not a normal startup investment.</text:span></text:p>
      <text:p text:style-name="P1">This is Israel's chance to own the most important platform of the next 30 years.</text:p>
      <text:p text:style-name="P1"><text:span text:style-name="Strong_20_Emphasis">But only if we move NOW.</text:span></text:p>
      <text:p text:style-name="P1">Elon doesn't sleep. Neither can we.</text:p>
      <text:p text:style-name="P1"><text:span text:style-name="Strong_20_Emphasis">Let's talk THIS WEEK. Not next month. THIS WEEK.</text:span></text:p>
      <text:p text:style-name="P1">I'm ready to move. Are you?</text:p>
      <text:p text:style-name="P1">Meir Niv<text:line-break/>Founder &amp; Visionary, HOS Platform (formerly RoboChef)</text:p>
      <text:p text:style-name="P1">Email: [your email]<text:line-break/>Phone: [your phone]<text:line-break/>Live Trading System: meirniv.pythonanywhere.com/orders</text:p>
      <text:p text:style-name="P22"/>
      <text:p text:style-name="P1">P.S. - In 2004, Mark Zuckerberg turned down $75M from Viacom for Facebook. Everyone thought he was crazy. By 2012, Facebook was worth $100B.</text:p>
      <text:p text:style-name="P1">In 2025, VCs have the same choice: Invest in the humanoid OS platform now for $8M, or watch Elon own it and regret it forever.</text:p>
      <text:p text:style-name="P1">The difference? Elon moves 10x faster than Zuckerberg. We don't have 8 years. We have 12 months.</text:p>
      <text:p text:style-name="P1"><text:span text:style-name="Strong_20_Emphasis">Move now or lose forever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8:59:14.061845100</meta:creation-date>
    <dc:date>2025-11-20T19:00:23.380015400</dc:date>
    <meta:editing-duration>PT1M9S</meta:editing-duration>
    <meta:editing-cycles>1</meta:editing-cycles>
    <meta:document-statistic meta:table-count="0" meta:image-count="0" meta:object-count="0" meta:page-count="2" meta:paragraph-count="83" meta:word-count="707" meta:character-count="4251" meta:non-whitespace-character-count="3627"/>
    <meta:generator>LibreOffice/25.8.2.2$Windows_X86_64 LibreOffice_project/d401f2107ccab8f924a8e2df40f573aab7605b6f</meta:generator>
  </office:meta>
</office:document-meta>
</file>